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548cm" fo:margin-left="1.725cm" fo:margin-right="1.727cm" table:align="margins"/>
    </style:style>
    <style:style style:name="Tabela1.A" style:family="table-column">
      <style:table-column-properties style:column-width="2.709cm" style:rel-column-width="13107*"/>
    </style:style>
    <style:style style:name="Tabela1.B" style:family="table-column">
      <style:table-column-properties style:column-width="2.117cm" style:rel-column-width="10239*"/>
    </style:style>
    <style:style style:name="Tabela1.C" style:family="table-column">
      <style:table-column-properties style:column-width="2.625cm" style:rel-column-width="12697*"/>
    </style:style>
    <style:style style:name="Tabela1.D" style:family="table-column">
      <style:table-column-properties style:column-width="6.098cm" style:rel-column-width="29492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48cm" fo:margin-left="1.725cm" fo:margin-right="1.727cm" table:align="margins"/>
    </style:style>
    <style:style style:name="Tabela2.A" style:family="table-column">
      <style:table-column-properties style:column-width="2.709cm" style:rel-column-width="13107*"/>
    </style:style>
    <style:style style:name="Tabela2.B" style:family="table-column">
      <style:table-column-properties style:column-width="2.117cm" style:rel-column-width="10239*"/>
    </style:style>
    <style:style style:name="Tabela2.C" style:family="table-column">
      <style:table-column-properties style:column-width="2.625cm" style:rel-column-width="12697*"/>
    </style:style>
    <style:style style:name="Tabela2.D" style:family="table-column">
      <style:table-column-properties style:column-width="6.098cm" style:rel-column-width="29492*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48cm" fo:margin-left="1.725cm" fo:margin-right="1.727cm" table:align="margins"/>
    </style:style>
    <style:style style:name="Tabela3.A" style:family="table-column">
      <style:table-column-properties style:column-width="2.709cm" style:rel-column-width="13107*"/>
    </style:style>
    <style:style style:name="Tabela3.B" style:family="table-column">
      <style:table-column-properties style:column-width="2.117cm" style:rel-column-width="10239*"/>
    </style:style>
    <style:style style:name="Tabela3.C" style:family="table-column">
      <style:table-column-properties style:column-width="2.625cm" style:rel-column-width="12697*"/>
    </style:style>
    <style:style style:name="Tabela3.D" style:family="table-column">
      <style:table-column-properties style:column-width="6.098cm" style:rel-column-width="29492*"/>
    </style:style>
    <style:style style:name="Tabela3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548cm" fo:margin-left="1.725cm" fo:margin-right="1.727cm" table:align="margins"/>
    </style:style>
    <style:style style:name="Tabela4.A" style:family="table-column">
      <style:table-column-properties style:column-width="2.709cm" style:rel-column-width="13107*"/>
    </style:style>
    <style:style style:name="Tabela4.B" style:family="table-column">
      <style:table-column-properties style:column-width="2.117cm" style:rel-column-width="10239*"/>
    </style:style>
    <style:style style:name="Tabela4.C" style:family="table-column">
      <style:table-column-properties style:column-width="2.625cm" style:rel-column-width="12697*"/>
    </style:style>
    <style:style style:name="Tabela4.D" style:family="table-column">
      <style:table-column-properties style:column-width="6.098cm" style:rel-column-width="29492*"/>
    </style:style>
    <style:style style:name="Tabe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3.548cm" fo:margin-left="1.725cm" fo:margin-right="1.727cm" table:align="margins"/>
    </style:style>
    <style:style style:name="Tabela5.A" style:family="table-column">
      <style:table-column-properties style:column-width="3.154cm" style:rel-column-width="1788*"/>
    </style:style>
    <style:style style:name="Tabela5.B" style:family="table-column">
      <style:table-column-properties style:column-width="10.395cm" style:rel-column-width="5893*"/>
    </style:style>
    <style:style style:name="Tabe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3.09cm" fo:margin-left="1.027cm" fo:margin-right="12.883cm" table:align="margins"/>
    </style:style>
    <style:style style:name="Tabela6.A" style:family="table-column">
      <style:table-column-properties style:column-width="0.773cm" style:rel-column-width="43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3" style:family="table-row">
      <style:table-row-properties style:min-row-height="0.332cm"/>
    </style:style>
    <style:style style:name="Tabela7" style:family="table">
      <style:table-properties style:width="13.548cm" fo:margin-left="1.725cm" fo:margin-right="1.727cm" table:align="margins"/>
    </style:style>
    <style:style style:name="Tabela7.A" style:family="table-column">
      <style:table-column-properties style:column-width="2.709cm" style:rel-column-width="13107*"/>
    </style:style>
    <style:style style:name="Tabela7.B" style:family="table-column">
      <style:table-column-properties style:column-width="2.117cm" style:rel-column-width="10239*"/>
    </style:style>
    <style:style style:name="Tabela7.C" style:family="table-column">
      <style:table-column-properties style:column-width="2.625cm" style:rel-column-width="12697*"/>
    </style:style>
    <style:style style:name="Tabela7.D" style:family="table-column">
      <style:table-column-properties style:column-width="6.098cm" style:rel-column-width="29492*"/>
    </style:style>
    <style:style style:name="Tabe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en" fo:country="US" style:font-size-asian="32pt" style:font-size-complex="3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  <style:text-properties fo:language="en" fo:country="US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paragraph-properties fo:break-before="page"/>
      <style:text-properties fo:language="en" fo:country="US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Text_20_body">
      <style:text-properties style:font-name="Verdana" fo:language="en" fo:country="US" fo:font-style="normal" style:font-style-asian="normal" style:font-style-complex="normal"/>
    </style:style>
    <style:style style:name="P23" style:family="paragraph" style:parent-style-name="Text_20_body">
      <style:text-properties style:font-name="Verdana" fo:language="en" fo:country="US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  <style:text-properties fo:language="en" fo:country="US"/>
    </style:style>
    <style:style style:name="P26" style:family="paragraph" style:parent-style-name="Text_20_body">
      <style:paragraph-properties fo:margin-top="0cm" fo:margin-bottom="0cm"/>
    </style:style>
    <style:style style:name="P27" style:family="paragraph" style:parent-style-name="Text_20_body">
      <style:paragraph-properties fo:margin-top="0cm" fo:margin-bottom="0cm"/>
      <style:text-properties fo:language="en" fo:country="US"/>
    </style:style>
    <style:style style:name="T1" style:family="text">
      <style:text-properties style:font-name="Verdana"/>
    </style:style>
    <style:style style:name="T2" style:family="text">
      <style:text-properties fo:language="en" fo:country="US"/>
    </style:style>
    <style:style style:name="T3" style:family="text">
      <style:text-properties style:font-name="Verdana"/>
    </style:style>
    <style:style style:name="T4" style:family="text">
      <style:text-properties style:font-name="Verdana" fo:language="en" fo:country="US"/>
    </style:style>
    <style:style style:name="T5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Bomberman</text:p>
      <text:p text:style-name="P5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9">Index</text:p>
          </text:index-title>
          <text:p text:style-name="P7">1 Introduction<text:tab/>3</text:p>
          <text:p text:style-name="P7">2 Communication Design<text:tab/>3</text:p>
          <text:p text:style-name="P8">2.1 Client Registration<text:tab/>3</text:p>
          <text:p text:style-name="P8">2.2 Common Game<text:tab/>3</text:p>
          <text:p text:style-name="P7">3 Messages<text:tab/>4</text:p>
          <text:p text:style-name="P8">3.1 Registration Message<text:tab/>4</text:p>
          <text:p text:style-name="P8">3.2 Game Messages<text:tab/>5</text:p>
          <text:p text:style-name="P10">3.2.1 Actual State<text:tab/>5</text:p>
          <text:p text:style-name="P7">4 Appendix<text:tab/>7</text:p>
          <text:p text:style-name="P8">4.1 State Definition<text:tab/>7</text:p>
          <text:p text:style-name="P8">4.2 Actions<text:tab/>7</text:p>
          <text:p text:style-name="P8">4.3 Field Types<text:tab/>7</text:p>
        </text:index-body>
      </text:table-of-content>
      <text:p text:style-name="P3"/>
      <text:h text:style-name="P12" text:outline-level="1">Introduction</text:h>
      <text:p text:style-name="P6"><text:tab/>This document describe API of the Bomberman AI focused game.</text:p>
      <text:h text:style-name="P11" text:outline-level="1">Communication Design</text:h>
      <text:p text:style-name="P24"><text:tab/>Let's take a look at possible communication scenarios.</text:p>
      <text:h text:style-name="P19" text:outline-level="2">Client Registration</text:h>
      <text:p text:style-name="P24"><text:tab/>Before game can start all users have to register by sending proper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P18" text:outline-level="2">Common Game</text:h>
      <text:p text:style-name="P25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P24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12" text:outline-level="1">Messages</text:h>
      <text:h text:style-name="P18" text:outline-level="2">Registration Message</text:h>
      <text:p text:style-name="P24"><text:tab/>Client messag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Field Name</text:p>
          </table:table-cell>
          <table:table-cell table:style-name="Tabela1.A1" office:value-type="string">
            <text:p text:style-name="P14">Type</text:p>
          </table:table-cell>
          <table:table-cell table:style-name="Tabela1.A1" office:value-type="string">
            <text:p text:style-name="P14">Required</text:p>
          </table:table-cell>
          <table:table-cell table:style-name="Tabela1.D1" office:value-type="string">
            <text:p text:style-name="P14">Short Description</text:p>
          </table:table-cell>
        </table:table-row>
        <table:table-row>
          <table:table-cell table:style-name="Tabela1.A2" office:value-type="string">
            <text:p text:style-name="P13">user_name</text:p>
          </table:table-cell>
          <table:table-cell table:style-name="Tabela1.A2" office:value-type="string">
            <text:p text:style-name="P15">TEXT</text:p>
          </table:table-cell>
          <table:table-cell table:style-name="Tabela1.A2" office:value-type="string">
            <text:p text:style-name="P15">Y</text:p>
          </table:table-cell>
          <table:table-cell table:style-name="Tabela1.D2" office:value-type="string">
            <text:p text:style-name="P13">Name of a bot should be provided</text:p>
          </table:table-cell>
        </table:table-row>
      </table:table>
      <text:p text:style-name="P24"/>
      <text:p text:style-name="P24">Fields Definition:</text:p>
      <text:p text:style-name="P24"><text:tab/>user_name – This name would be used for scoring, state etc. Purposes.</text:p>
      <text:p text:style-name="P24"/>
      <text:p text:style-name="P24">Examlpe Message:</text:p>
      <text:p text:style-name="P22">{</text:p>
      <text:p text:style-name="P22"><text:tab/>'user_name': 'Example_bot_1'</text:p>
      <text:p text:style-name="P22">}</text:p>
      <text:p text:style-name="P24"/>
      <text:p text:style-name="P24"><text:tab/>Server respons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Field Name</text:p>
          </table:table-cell>
          <table:table-cell table:style-name="Tabela2.A1" office:value-type="string">
            <text:p text:style-name="P14">Type</text:p>
          </table:table-cell>
          <table:table-cell table:style-name="Tabela2.A1" office:value-type="string">
            <text:p text:style-name="P14">Required</text:p>
          </table:table-cell>
          <table:table-cell table:style-name="Tabela2.D1" office:value-type="string">
            <text:p text:style-name="P14">Short Description</text:p>
          </table:table-cell>
        </table:table-row>
        <table:table-row>
          <table:table-cell table:style-name="Tabela2.A2" office:value-type="string">
            <text:p text:style-name="P13">user_id</text:p>
          </table:table-cell>
          <table:table-cell table:style-name="Tabela2.A2" office:value-type="string">
            <text:p text:style-name="P15">TEXT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Unique Id set by the server for identification purposes.</text:p>
          </table:table-cell>
        </table:table-row>
        <table:table-row>
          <table:table-cell table:style-name="Tabela2.A2" office:value-type="string">
            <text:p text:style-name="P13">time_left</text:p>
          </table:table-cell>
          <table:table-cell table:style-name="Tabela2.A2" office:value-type="string">
            <text:p text:style-name="P15">LONG</text:p>
          </table:table-cell>
          <table:table-cell table:style-name="Tabela2.A2" office:value-type="string">
            <text:p text:style-name="P15">Y</text:p>
          </table:table-cell>
          <table:table-cell table:style-name="Tabela2.D2" office:value-type="string">
            <text:p text:style-name="P13">Time left in miliseconds for this particular phase (registration).</text:p>
          </table:table-cell>
        </table:table-row>
      </table:table>
      <text:p text:style-name="P4"/>
      <text:p text:style-name="P24">Fields Definition:</text:p>
      <text:p text:style-name="P24"><text:tab/>user_id – This Id is required for simple authentication. Can be for example MD5 with added random seed counted from provided user name.</text:p>
      <text:p text:style-name="P24"><text:tab/>time_left – This is number of miliseconds that's left in order to finish this part of server state.</text:p>
      <text:p text:style-name="P24"/>
      <text:p text:style-name="P4">Example Message:</text:p>
      <text:p text:style-name="P23">{</text:p>
      <text:p text:style-name="P23"><text:tab/>'user_id': 'a687346006dd2d95cf33d10cf10b2a9d',</text:p>
      <text:p text:style-name="P23"><text:tab/>'time_left': 10000</text:p>
      <text:p text:style-name="P24"><text:span text:style-name="T1">}</text:span></text:p>
      <text:h text:style-name="P20" text:outline-level="2">Game Messages</text:h>
      <text:h text:style-name="P17" text:outline-level="3">Actual State</text:h>
      <text:p text:style-name="Text_20_body"><text:tab/>Client message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4">Field Name</text:p>
          </table:table-cell>
          <table:table-cell table:style-name="Tabela3.A1" office:value-type="string">
            <text:p text:style-name="P14">Type</text:p>
          </table:table-cell>
          <table:table-cell table:style-name="Tabela3.A1" office:value-type="string">
            <text:p text:style-name="P14">Required</text:p>
          </table:table-cell>
          <table:table-cell table:style-name="Tabela3.D1" office:value-type="string">
            <text:p text:style-name="P14">Short Description</text:p>
          </table:table-cell>
        </table:table-row>
        <table:table-row>
          <table:table-cell table:style-name="Tabela3.A2" office:value-type="string">
            <text:p text:style-name="P13">user_id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N</text:p>
          </table:table-cell>
          <table:table-cell table:style-name="Tabela3.D2" office:value-type="string">
            <text:p text:style-name="P13">User Id provided by the server</text:p>
          </table:table-cell>
        </table:table-row>
        <table:table-row>
          <table:table-cell table:style-name="Tabela3.A2" office:value-type="string">
            <text:p text:style-name="P13">action</text:p>
          </table:table-cell>
          <table:table-cell table:style-name="Tabela3.A2" office:value-type="string">
            <text:p text:style-name="P15">TEXT</text:p>
          </table:table-cell>
          <table:table-cell table:style-name="Tabela3.A2" office:value-type="string">
            <text:p text:style-name="P15">Y</text:p>
          </table:table-cell>
          <table:table-cell table:style-name="Tabela3.D2" office:value-type="string">
            <text:p text:style-name="P13">Action name for getting actual state purposes.</text:p>
          </table:table-cell>
        </table:table-row>
      </table:table>
      <text:p text:style-name="P24"/>
      <text:p text:style-name="P24">Fields Definition:</text:p>
      <text:p text:style-name="P24"><text:tab/>user_id – User Id that was returned from the server for identification purposes. If this filed is provided then server should return actual position of this particular user.</text:p>
      <text:p text:style-name="Text_20_body"><text:span text:style-name="T2"><text:tab/>action – One of the Action Name from action list (take a look at </text:span><text:a xlink:type="simple" xlink:href="#4.2.Actions|outline">Actions</text:a><text:span text:style-name="T2">)</text:span></text:p>
      <text:p text:style-name="P24"/>
      <text:p text:style-name="P24">Examlpe Message:</text:p>
      <text:p text:style-name="P22">{</text:p>
      <text:p text:style-name="P22"><text:tab/>'user_id': 'a687346006dd2d95cf33d10cf10b2a9d',</text:p>
      <text:p text:style-name="P22"><text:tab/>'action': 'STATE'</text:p>
      <text:p text:style-name="P22">}</text:p>
      <text:p text:style-name="P24"><text:tab/>Server respons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4">Field Name</text:p>
          </table:table-cell>
          <table:table-cell table:style-name="Tabela4.A1" office:value-type="string">
            <text:p text:style-name="P14">Type</text:p>
          </table:table-cell>
          <table:table-cell table:style-name="Tabela4.A1" office:value-type="string">
            <text:p text:style-name="P14">Required</text:p>
          </table:table-cell>
          <table:table-cell table:style-name="Tabela4.D1" office:value-type="string">
            <text:p text:style-name="P14">Short Description</text:p>
          </table:table-cell>
        </table:table-row>
        <table:table-row>
          <table:table-cell table:style-name="Tabela4.A2" office:value-type="string">
            <text:p text:style-name="P13">actual_state</text:p>
          </table:table-cell>
          <table:table-cell table:style-name="Tabela4.A2" office:value-type="string">
            <text:p text:style-name="P15">DICT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Actual map for this round.</text:p>
          </table:table-cell>
        </table:table-row>
        <table:table-row>
          <table:table-cell table:style-name="Tabela4.A2" office:value-type="string">
            <text:p text:style-name="P13">map_size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Map size height and width</text:p>
          </table:table-cell>
        </table:table-row>
        <table:table-row>
          <table:table-cell table:style-name="Tabela4.A2" office:value-type="string">
            <text:p text:style-name="P13">user_position</text:p>
          </table:table-cell>
          <table:table-cell table:style-name="Tabela4.A2" office:value-type="string">
            <text:p text:style-name="P15">TUPLE</text:p>
          </table:table-cell>
          <table:table-cell table:style-name="Tabela4.A2" office:value-type="string">
            <text:p text:style-name="P15">N</text:p>
          </table:table-cell>
          <table:table-cell table:style-name="Tabela4.D2" office:value-type="string">
            <text:p text:style-name="P13">User position</text:p>
          </table:table-cell>
        </table:table-row>
        <table:table-row>
          <table:table-cell table:style-name="Tabela4.A2" office:value-type="string">
            <text:p text:style-name="P13">time_left</text:p>
          </table:table-cell>
          <table:table-cell table:style-name="Tabela4.A2" office:value-type="string">
            <text:p text:style-name="P15">LONG</text:p>
          </table:table-cell>
          <table:table-cell table:style-name="Tabela4.A2" office:value-type="string">
            <text:p text:style-name="P15">Y</text:p>
          </table:table-cell>
          <table:table-cell table:style-name="Tabela4.D2" office:value-type="string">
            <text:p text:style-name="P13">Time left in miliseconds for this particular phase (registration).</text:p>
          </table:table-cell>
        </table:table-row>
      </table:table>
      <text:p text:style-name="P24"/>
      <text:p text:style-name="P24">Fields Definition:</text:p>
      <text:p text:style-name="Text_20_body"><text:span text:style-name="T2"><text:tab/>actual_state – It is a dict that represents actual state. It is further defined in </text:span><text:a xlink:type="simple" xlink:href="#4.1.State Definition|outline">State Definition</text:a><text:span text:style-name="T2">.</text:span></text:p>
      <text:p text:style-name="Text_20_body"><text:span text:style-name="T2"><text:tab/>map_size – 2arg tuple that contains 2 Integer numbers. First one is height of the map and second is width. They are indicating number of fields for example map_size </text:span><text:span text:style-name="T4">(3, 4)</text:span><text:span text:style-name="T5"> would look like this:</text:span></text:p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6">(0,0)</text:p>
          </table:table-cell>
          <table:table-cell table:style-name="Tabela6.A1" office:value-type="string">
            <text:p text:style-name="P16">(0,1)</text:p>
          </table:table-cell>
          <table:table-cell table:style-name="Tabela6.A1" office:value-type="string">
            <text:p text:style-name="P16">(0,2)</text:p>
          </table:table-cell>
          <table:table-cell table:style-name="Tabela6.D1" office:value-type="string">
            <text:p text:style-name="P16">(0,3)</text:p>
          </table:table-cell>
        </table:table-row>
        <table:table-row>
          <table:table-cell table:style-name="Tabela6.A2" office:value-type="string">
            <text:p text:style-name="P16">(1,0)</text:p>
          </table:table-cell>
          <table:table-cell table:style-name="Tabela6.A2" office:value-type="string">
            <text:p text:style-name="P16">(1,1)</text:p>
          </table:table-cell>
          <table:table-cell table:style-name="Tabela6.A2" office:value-type="string">
            <text:p text:style-name="P16">(1,2)</text:p>
          </table:table-cell>
          <table:table-cell table:style-name="Tabela6.D2" office:value-type="string">
            <text:p text:style-name="P16">(1,3)</text:p>
          </table:table-cell>
        </table:table-row>
        <table:table-row table:style-name="Tabela6.3">
          <table:table-cell table:style-name="Tabela6.A2" office:value-type="string">
            <text:p text:style-name="P16">(2,0)</text:p>
          </table:table-cell>
          <table:table-cell table:style-name="Tabela6.A2" office:value-type="string">
            <text:p text:style-name="P16">(2,1)</text:p>
          </table:table-cell>
          <table:table-cell table:style-name="Tabela6.A2" office:value-type="string">
            <text:p text:style-name="P16">(2,2)</text:p>
          </table:table-cell>
          <table:table-cell table:style-name="Tabela6.D2" office:value-type="string">
            <text:p text:style-name="P16">(2,3)</text:p>
          </table:table-cell>
        </table:table-row>
      </table:table>
      <text:p text:style-name="P26"><text:span text:style-name="T5"><text:tab/>user_position – Server sends this information only if <text:s/>user_id was provided. It is position of a specified user returned as a Tuple</text:span></text:p>
      <text:p text:style-name="P27"><text:tab/>time_left - This is number of miliseconds that's left in order to finish this round.</text:p>
      <text:p text:style-name="P24"><text:soft-page-break/>Examlpe Message:</text:p>
      <text:p text:style-name="P22">{</text:p>
      <text:p text:style-name="P22"><text:tab/>'actual_state': {},</text:p>
      <text:p text:style-name="P22"><text:tab/>'map_size': (2, 2),</text:p>
      <text:p text:style-name="P22"><text:tab/>'user_position': (1,1),</text:p>
      <text:p text:style-name="P22"><text:tab/>'time_left': 190</text:p>
      <text:p text:style-name="P22">}</text:p>
      <text:h text:style-name="Heading_20_3" text:outline-level="3">User Action</text:h>
      <text:p text:style-name="Text_20_body"><text:tab/>Client message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4">Field Name</text:p>
          </table:table-cell>
          <table:table-cell table:style-name="Tabela7.A1" office:value-type="string">
            <text:p text:style-name="P14">Type</text:p>
          </table:table-cell>
          <table:table-cell table:style-name="Tabela7.A1" office:value-type="string">
            <text:p text:style-name="P14">Required</text:p>
          </table:table-cell>
          <table:table-cell table:style-name="Tabela7.D1" office:value-type="string">
            <text:p text:style-name="P14">Short Description</text:p>
          </table:table-cell>
        </table:table-row>
        <table:table-row>
          <table:table-cell table:style-name="Tabela7.A2" office:value-type="string">
            <text:p text:style-name="P13">user_id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Y</text:p>
          </table:table-cell>
          <table:table-cell table:style-name="Tabela7.D2" office:value-type="string">
            <text:p text:style-name="P13">User Id provided by the server</text:p>
          </table:table-cell>
        </table:table-row>
        <table:table-row>
          <table:table-cell table:style-name="Tabela7.A2" office:value-type="string">
            <text:p text:style-name="P13">action</text:p>
          </table:table-cell>
          <table:table-cell table:style-name="Tabela7.A2" office:value-type="string">
            <text:p text:style-name="P15">TEXT</text:p>
          </table:table-cell>
          <table:table-cell table:style-name="Tabela7.A2" office:value-type="string">
            <text:p text:style-name="P15">Y</text:p>
          </table:table-cell>
          <table:table-cell table:style-name="Tabela7.D2" office:value-type="string">
            <text:p text:style-name="P13">Action name chosen by user.</text:p>
          </table:table-cell>
        </table:table-row>
      </table:table>
      <text:p text:style-name="P24"/>
      <text:h text:style-name="P12" text:outline-level="1">Appendix</text:h>
      <text:h text:style-name="P18" text:outline-level="2">State Definition</text:h>
      <text:h text:style-name="P18" text:outline-level="2">Actions</text:h>
      <text:p text:style-name="P24"><text:tab/>List of available actions that user can send to server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Action Name</text:p>
          </table:table-cell>
          <table:table-cell table:style-name="Tabela5.B1" office:value-type="string">
            <text:p text:style-name="P14">Description</text:p>
          </table:table-cell>
        </table:table-row>
        <table:table-row>
          <table:table-cell table:style-name="Tabela5.A2" office:value-type="string">
            <text:p text:style-name="P13">STATE</text:p>
          </table:table-cell>
          <table:table-cell table:style-name="Tabela5.B2" office:value-type="string">
            <text:p text:style-name="P13">Getting actual state from server.</text:p>
          </table:table-cell>
        </table:table-row>
        <table:table-row>
          <table:table-cell table:style-name="Tabela5.A2" office:value-type="string">
            <text:p text:style-name="P13">MOVE_UP</text:p>
          </table:table-cell>
          <table:table-cell table:style-name="Tabela5.B2" office:value-type="string">
            <text:p text:style-name="P13">Moving character up.</text:p>
          </table:table-cell>
        </table:table-row>
        <table:table-row>
          <table:table-cell table:style-name="Tabela5.A2" office:value-type="string">
            <text:p text:style-name="P13">MOVE_DOWN</text:p>
          </table:table-cell>
          <table:table-cell table:style-name="Tabela5.B2" office:value-type="string">
            <text:p text:style-name="P13">Moving character down.</text:p>
          </table:table-cell>
        </table:table-row>
        <table:table-row>
          <table:table-cell table:style-name="Tabela5.A2" office:value-type="string">
            <text:p text:style-name="P13">MOVE_LEFT</text:p>
          </table:table-cell>
          <table:table-cell table:style-name="Tabela5.B2" office:value-type="string">
            <text:p text:style-name="P13">Moving character left.</text:p>
          </table:table-cell>
        </table:table-row>
        <table:table-row>
          <table:table-cell table:style-name="Tabela5.A2" office:value-type="string">
            <text:p text:style-name="P13">MOVE_RIGHT</text:p>
          </table:table-cell>
          <table:table-cell table:style-name="Tabela5.B2" office:value-type="string">
            <text:p text:style-name="P13">Moving character</text:p>
          </table:table-cell>
        </table:table-row>
        <table:table-row>
          <table:table-cell table:style-name="Tabela5.A2" office:value-type="string">
            <text:p text:style-name="P13">PLACE_BOMB</text:p>
          </table:table-cell>
          <table:table-cell table:style-name="Tabela5.B2" office:value-type="string">
            <text:p text:style-name="P13">Placing a bomb.</text:p>
          </table:table-cell>
        </table:table-row>
      </table:table>
      <text:h text:style-name="P18" text:outline-level="2">Field Types</text:h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Index_20_Link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6-12-31T13:59:29.58</meta:creation-date>
    <dc:date>2016-12-31T16:19:18.15</dc:date>
    <dc:creator>Mateusz </dc:creator>
    <meta:editing-duration>PT2H19M37S</meta:editing-duration>
    <meta:editing-cycles>25</meta:editing-cycles>
    <meta:generator>OpenOffice/4.0.1$Win32 OpenOffice.org_project/401m5$Build-9714</meta:generator>
    <meta:document-statistic meta:table-count="7" meta:image-count="2" meta:object-count="0" meta:page-count="7" meta:paragraph-count="164" meta:word-count="606" meta:character-count="3679"/>
  </office:meta>
</office:document-meta>
</file>